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a5b4"/>
    </style:style>
    <style:style style:name="P2" style:family="paragraph" style:parent-style-name="Standard">
      <style:paragraph-properties style:writing-mode="lr-tb"/>
      <style:text-properties officeooo:paragraph-rsid="0014a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Způsob plánování, rozdělování a realizace zadaných úkolů:</text:h>
      <text:p text:style-name="P1">2;Podle me jsme meli vic vyuzit nastroje jako github, vytvaret issues a odskrtavat si hotove. Ze zacatku jsem se o to snazil, ale jak pribyvalo kodu, ktery jsem necetl zvlast dukladne, nemelo uz smysl issues vytvaret zpetne.</text:p>
      <text:h text:style-name="Heading_20_2" text:outline-level="2">Míra a formy komunikace:</text:h>
      <text:p text:style-name="P1">3; Tady nam to podle me obcas drhlo nejvic, z toho vinim nejvic sebe, ze jsem nebyl vic k dispozici a zbytecne panikaril.</text:p>
      <text:h text:style-name="Heading_20_2" text:outline-level="2">Vstřícnost a ochota ke spolupráci:</text:h>
      <text:p text:style-name="P1">1</text:p>
      <text:h text:style-name="Heading_20_2" text:outline-level="2">Kreativita a vlastní iniciativa:</text:h>
      <text:p text:style-name="P1">2; Instalacni scripty pro tvorbu databaze jsem mel zacit delat driv a udrzovat na githubu. Usetrilo by to nejen me dost casu a asi i nervu.</text:p>
      <text:h text:style-name="Heading_20_2" text:outline-level="2">Sounáležitost s týmem:</text:h>
      <text:p text:style-name="P1">2; Uvedomuju si, ze nejsem zrovna tymovy hrac a usetril bych spoustu casu, kdybych se vice ptal misto neustaleho vymysleni nejakych extremnich reseni. I tak nam to ale celkem fungovalo. </text:p>
      <text:h text:style-name="Heading_20_2" text:outline-level="2">Kvalita předpokládaných výsledků:</text:h>
      <text:p text:style-name="P1">1</text:p>
      <text:h text:style-name="Heading_20_2" text:outline-level="2">Dochvilnost v plnění úkolů:</text:h>
      <text:p text:style-name="P1">3; Trochu jsme ulitli behem 2. sprintu a ja osobne jsem se ke konci zapojoval znatelne mene, nez na zacatku.</text:p>
      <text:h text:style-name="Heading_20_2" text:outline-level="2">Flexibilita:</text:h>
      <text:p text:style-name="P2">2; v ramci moznosti ok, ale kdybych si veci lepe rozvrhnul a urcil priority, mohlo to byt lepsi, takhle jsem vetsinou jen reagoval. Ale to je dano tim, ze do toho neustale skakali nove veci, ktere s projektem nesouvisely a neslo se venovat na plno jen rs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5:10:27.450395484</meta:creation-date>
    <dc:date>2024-12-17T15:12:21.227347501</dc:date>
    <meta:editing-duration>PT1M54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6" meta:word-count="216" meta:character-count="1277" meta:non-whitespace-character-count="1076"/>
  </office:meta>
</office:document-meta>
</file>